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bing">
        <table:table-row>
          <table:table-cell office:value-type="string">
            <text:p>manager</text:p>
          </table:table-cell>
          <table:table-cell office:value-type="string">
            <text:p>美 ['mænɪdʒər] 英 ['mænɪdʒə(r)] </text:p>
          </table:table-cell>
          <table:table-cell office:value-type="string">
            <text:p>n. 经营者；经纪人；（运动队的）主教练
</text:p>
            <text:p>网络 经理；管理者；先生
</text:p>
            <text:p/>
          </table:table-cell>
        </table:table-row>
        <table:table-row>
          <table:table-cell office:value-type="string">
            <text:p>computer</text:p>
          </table:table-cell>
          <table:table-cell office:value-type="string">
            <text:p>美 [kəmˈpjuːtə(r)] 英 </text:p>
          </table:table-cell>
          <table:table-cell office:value-type="string">
            <text:p>n. 计算机；计算器；计算者
</text:p>
            <text:p>网络 电脑；电子计算机；我的电脑
</text:p>
            <text:p/>
          </table:table-cell>
        </table:table-row>
        <table:table-row>
          <table:table-cell office:value-type="string">
            <text:p>ok</text:p>
          </table:table-cell>
          <table:table-cell office:value-type="string">
            <text:p>美 [oʊ'keɪ] 英 [.əʊ'keɪ] </text:p>
          </table:table-cell>
          <table:table-cell office:value-type="string">
            <text:p>adj. 〈口〉好；不错；可以；行；〈口〉好；对；可以；行
</text:p>
            <text:p>v. (O.K.'d) 签上 O.K.；同意；批准；核准；(O.K.'d) 签上 O.K.；(签上 O.K.)承认；批准
</text:p>
            <text:p>n. 【女名】女子名；同意；阅讫；【女名】女子名；签认；阅讫；【女名】女子名；许可；阅讫
</text:p>
            <text:p>网络 确定；好的(Okay)；好吧
</text:p>
            <text:p/>
          </table:table-cell>
        </table:table-row>
      </table:table>
      <table:table table:name="iciba"/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3</meta:generator>
  </office:meta>
</office:document-meta>
</file>